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us.getNewStatus( int oldStatus , int newStatusHi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tatus.isTransient( int statu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.isStale( int statu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tatus.isTerminal( int statu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.getName( int statu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atus.isValidStatusChange( int oldStatus , int newStatus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Status.isValid( int statu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